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22 results.B1:results.B1 results.B2:results.B22 results.A1:results.A1 results.A2:results.A22 results.C1:results.C1 results.C2:results.C22 results.A1:results.A1 results.A2:results.A22 results.D1:results.D1 results.D2:results.D22 results.A1:results.A1 results.A2:results.A22 results.E1:results.E1 results.E2:results.E22 results.A1:results.A1 results.A2:results.A22 results.F1:results.F1 results.F2:results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6752862947913" calcext:value-type="float">
            <text:p>0.9667528629</text:p>
          </table:table-cell>
          <table:table-cell office:value-type="float" office:value="0.941263391207979" calcext:value-type="float">
            <text:p>0.9412633912</text:p>
          </table:table-cell>
          <table:table-cell office:value-type="float" office:value="0.939046915404507" calcext:value-type="float">
            <text:p>0.9390469154</text:p>
          </table:table-cell>
          <table:table-cell office:value-type="float" office:value="0.92537864794976" calcext:value-type="float">
            <text:p>0.9253786479</text:p>
          </table:table-cell>
          <table:table-cell office:value-type="float" office:value="0.906169190986332" calcext:value-type="float">
            <text:p>0.906169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6856298485408" calcext:value-type="float">
            <text:p>0.9268562985</text:p>
          </table:table-cell>
          <table:table-cell office:value-type="float" office:value="0.891023272995936" calcext:value-type="float">
            <text:p>0.891023273</text:p>
          </table:table-cell>
          <table:table-cell office:value-type="float" office:value="0.886220908755079" calcext:value-type="float">
            <text:p>0.8862209088</text:p>
          </table:table-cell>
          <table:table-cell office:value-type="float" office:value="0.885851496121167" calcext:value-type="float">
            <text:p>0.8858514961</text:p>
          </table:table-cell>
          <table:table-cell office:value-type="float" office:value="0.885482083487255" calcext:value-type="float">
            <text:p>0.8854820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8308090136683" calcext:value-type="float">
            <text:p>0.9383080901</text:p>
          </table:table-cell>
          <table:table-cell office:value-type="float" office:value="0.897672700406354" calcext:value-type="float">
            <text:p>0.8976727004</text:p>
          </table:table-cell>
          <table:table-cell office:value-type="float" office:value="0.873660879202069" calcext:value-type="float">
            <text:p>0.8736608792</text:p>
          </table:table-cell>
          <table:table-cell office:value-type="float" office:value="0.87218322866642" calcext:value-type="float">
            <text:p>0.8721832287</text:p>
          </table:table-cell>
          <table:table-cell office:value-type="float" office:value="0.871444403398596" calcext:value-type="float">
            <text:p>0.8714444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8282231252309" calcext:value-type="float">
            <text:p>0.9482822313</text:p>
          </table:table-cell>
          <table:table-cell office:value-type="float" office:value="0.930919837458441" calcext:value-type="float">
            <text:p>0.9309198375</text:p>
          </table:table-cell>
          <table:table-cell office:value-type="float" office:value="0.923900997414112" calcext:value-type="float">
            <text:p>0.9239009974</text:p>
          </table:table-cell>
          <table:table-cell office:value-type="float" office:value="0.894717399335057" calcext:value-type="float">
            <text:p>0.8947173993</text:p>
          </table:table-cell>
          <table:table-cell office:value-type="float" office:value="0.890653860362024" calcext:value-type="float">
            <text:p>0.89065386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2371629109716" calcext:value-type="float">
            <text:p>0.9423716291</text:p>
          </table:table-cell>
          <table:table-cell office:value-type="float" office:value="0.929072774288881" calcext:value-type="float">
            <text:p>0.9290727743</text:p>
          </table:table-cell>
          <table:table-cell office:value-type="float" office:value="0.922792759512375" calcext:value-type="float">
            <text:p>0.9227927595</text:p>
          </table:table-cell>
          <table:table-cell office:value-type="float" office:value="0.899889176209826" calcext:value-type="float">
            <text:p>0.8998891762</text:p>
          </table:table-cell>
          <table:table-cell office:value-type="float" office:value="0.89693387513853" calcext:value-type="float">
            <text:p>0.89693387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609161433321" calcext:value-type="float">
            <text:p>0.9360916143</text:p>
          </table:table-cell>
          <table:table-cell office:value-type="float" office:value="0.899150350942002" calcext:value-type="float">
            <text:p>0.8991503509</text:p>
          </table:table-cell>
          <table:table-cell office:value-type="float" office:value="0.898411525674178" calcext:value-type="float">
            <text:p>0.8984115257</text:p>
          </table:table-cell>
          <table:table-cell office:value-type="float" office:value="0.892131510897673" calcext:value-type="float">
            <text:p>0.8921315109</text:p>
          </table:table-cell>
          <table:table-cell office:value-type="float" office:value="0.887698559290728" calcext:value-type="float">
            <text:p>0.8876985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6220908755079" calcext:value-type="float">
            <text:p>0.8862209088</text:p>
          </table:table-cell>
          <table:table-cell office:value-type="float" office:value="0.879940893978574" calcext:value-type="float">
            <text:p>0.879940894</text:p>
          </table:table-cell>
          <table:table-cell office:value-type="float" office:value="0.874030291835981" calcext:value-type="float">
            <text:p>0.8740302918</text:p>
          </table:table-cell>
          <table:table-cell office:value-type="float" office:value="0.867750277059475" calcext:value-type="float">
            <text:p>0.8677502771</text:p>
          </table:table-cell>
          <table:table-cell office:value-type="float" office:value="0.866272626523827" calcext:value-type="float">
            <text:p>0.86627262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67861100849649" calcext:value-type="float">
            <text:p>0.9678611008</text:p>
          </table:table-cell>
          <table:table-cell office:value-type="float" office:value="0.953084595493166" calcext:value-type="float">
            <text:p>0.9530845955</text:p>
          </table:table-cell>
          <table:table-cell office:value-type="float" office:value="0.94680458071666" calcext:value-type="float">
            <text:p>0.9468045807</text:p>
          </table:table-cell>
          <table:table-cell office:value-type="float" office:value="0.923162172146287" calcext:value-type="float">
            <text:p>0.9231621721</text:p>
          </table:table-cell>
          <table:table-cell office:value-type="float" office:value="0.897303287772442" calcext:value-type="float">
            <text:p>0.89730328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49390469154045" calcext:value-type="float">
            <text:p>0.9493904692</text:p>
          </table:table-cell>
          <table:table-cell office:value-type="float" office:value="0.898042113040266" calcext:value-type="float">
            <text:p>0.898042113</text:p>
          </table:table-cell>
          <table:table-cell office:value-type="float" office:value="0.89693387513853" calcext:value-type="float">
            <text:p>0.8969338751</text:p>
          </table:table-cell>
          <table:table-cell office:value-type="float" office:value="0.896564462504618" calcext:value-type="float">
            <text:p>0.8965644625</text:p>
          </table:table-cell>
          <table:table-cell office:value-type="float" office:value="0.884743258219431" calcext:value-type="float">
            <text:p>0.88474325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1159955670484" calcext:value-type="float">
            <text:p>0.9811599557</text:p>
          </table:table-cell>
          <table:table-cell office:value-type="float" office:value="0.970816401920946" calcext:value-type="float">
            <text:p>0.9708164019</text:p>
          </table:table-cell>
          <table:table-cell office:value-type="float" office:value="0.951237532323605" calcext:value-type="float">
            <text:p>0.9512375323</text:p>
          </table:table-cell>
          <table:table-cell office:value-type="float" office:value="0.946065755448836" calcext:value-type="float">
            <text:p>0.9460657554</text:p>
          </table:table-cell>
          <table:table-cell office:value-type="float" office:value="0.941263391207979" calcext:value-type="float">
            <text:p>0.9412633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311045437754" calcext:value-type="float">
            <text:p>0.9431104544</text:p>
          </table:table-cell>
          <table:table-cell office:value-type="float" office:value="0.942741041743628" calcext:value-type="float">
            <text:p>0.9427410417</text:p>
          </table:table-cell>
          <table:table-cell office:value-type="float" office:value="0.908016254155892" calcext:value-type="float">
            <text:p>0.9080162542</text:p>
          </table:table-cell>
          <table:table-cell office:value-type="float" office:value="0.898411525674178" calcext:value-type="float">
            <text:p>0.8984115257</text:p>
          </table:table-cell>
          <table:table-cell office:value-type="float" office:value="0.891762098263761" calcext:value-type="float">
            <text:p>0.89176209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899150350942" calcext:value-type="float">
            <text:p>0.8899150351</text:p>
          </table:table-cell>
          <table:table-cell office:value-type="float" office:value="0.888437384558552" calcext:value-type="float">
            <text:p>0.8884373846</text:p>
          </table:table-cell>
          <table:table-cell office:value-type="float" office:value="0.881418544514222" calcext:value-type="float">
            <text:p>0.8814185445</text:p>
          </table:table-cell>
          <table:table-cell office:value-type="float" office:value="0.879940893978574" calcext:value-type="float">
            <text:p>0.879940894</text:p>
          </table:table-cell>
          <table:table-cell office:value-type="float" office:value="0.877355005541189" calcext:value-type="float">
            <text:p>0.87735500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4562246028814" calcext:value-type="float">
            <text:p>0.954562246</text:p>
          </table:table-cell>
          <table:table-cell office:value-type="float" office:value="0.942371629109716" calcext:value-type="float">
            <text:p>0.9423716291</text:p>
          </table:table-cell>
          <table:table-cell office:value-type="float" office:value="0.936830439601034" calcext:value-type="float">
            <text:p>0.9368304396</text:p>
          </table:table-cell>
          <table:table-cell office:value-type="float" office:value="0.932028075360177" calcext:value-type="float">
            <text:p>0.9320280754</text:p>
          </table:table-cell>
          <table:table-cell office:value-type="float" office:value="0.928333949021056" calcext:value-type="float">
            <text:p>0.928333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4931658662726" calcext:value-type="float">
            <text:p>0.9549316587</text:p>
          </table:table-cell>
          <table:table-cell office:value-type="float" office:value="0.922423346878463" calcext:value-type="float">
            <text:p>0.9224233469</text:p>
          </table:table-cell>
          <table:table-cell office:value-type="float" office:value="0.920576283708903" calcext:value-type="float">
            <text:p>0.9205762837</text:p>
          </table:table-cell>
          <table:table-cell office:value-type="float" office:value="0.894717399335057" calcext:value-type="float">
            <text:p>0.8947173993</text:p>
          </table:table-cell>
          <table:table-cell office:value-type="float" office:value="0.891023272995936" calcext:value-type="float">
            <text:p>0.891023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7148134466199" calcext:value-type="float">
            <text:p>0.9571481345</text:p>
          </table:table-cell>
          <table:table-cell table:number-columns-repeated="2" office:value-type="float" office:value="0.932028075360177" calcext:value-type="float">
            <text:p>0.9320280754</text:p>
          </table:table-cell>
          <table:table-cell office:value-type="float" office:value="0.898042113040266" calcext:value-type="float">
            <text:p>0.898042113</text:p>
          </table:table-cell>
          <table:table-cell office:value-type="float" office:value="0.8899150350942" calcext:value-type="float">
            <text:p>0.88991503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99519763575914" calcext:value-type="float">
            <text:p>0.8995197636</text:p>
          </table:table-cell>
          <table:table-cell table:number-columns-repeated="2" office:value-type="float" office:value="0.894347986701145" calcext:value-type="float">
            <text:p>0.8943479867</text:p>
          </table:table-cell>
          <table:table-cell office:value-type="float" office:value="0.893239748799409" calcext:value-type="float">
            <text:p>0.8932397488</text:p>
          </table:table-cell>
          <table:table-cell office:value-type="float" office:value="0.889176209826376" calcext:value-type="float">
            <text:p>0.8891762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44218692279276" calcext:value-type="float">
            <text:p>0.9442186923</text:p>
          </table:table-cell>
          <table:table-cell office:value-type="float" office:value="0.941263391207979" calcext:value-type="float">
            <text:p>0.9412633912</text:p>
          </table:table-cell>
          <table:table-cell office:value-type="float" office:value="0.925009235315848" calcext:value-type="float">
            <text:p>0.9250092353</text:p>
          </table:table-cell>
          <table:table-cell office:value-type="float" office:value="0.921684521610639" calcext:value-type="float">
            <text:p>0.9216845216</text:p>
          </table:table-cell>
          <table:table-cell office:value-type="float" office:value="0.899889176209826" calcext:value-type="float">
            <text:p>0.89988917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3454008127078" calcext:value-type="float">
            <text:p>0.9534540081</text:p>
          </table:table-cell>
          <table:table-cell office:value-type="float" office:value="0.948651643886221" calcext:value-type="float">
            <text:p>0.9486516439</text:p>
          </table:table-cell>
          <table:table-cell table:number-columns-repeated="2" office:value-type="float" office:value="0.945696342814924" calcext:value-type="float">
            <text:p>0.9456963428</text:p>
          </table:table-cell>
          <table:table-cell office:value-type="float" office:value="0.939046915404507" calcext:value-type="float">
            <text:p>0.9390469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4717399335057" calcext:value-type="float">
            <text:p>0.8947173993</text:p>
          </table:table-cell>
          <table:table-cell office:value-type="float" office:value="0.890284447728112" calcext:value-type="float">
            <text:p>0.8902844477</text:p>
          </table:table-cell>
          <table:table-cell office:value-type="float" office:value="0.884373845585519" calcext:value-type="float">
            <text:p>0.8843738456</text:p>
          </table:table-cell>
          <table:table-cell office:value-type="float" office:value="0.883635020317695" calcext:value-type="float">
            <text:p>0.8836350203</text:p>
          </table:table-cell>
          <table:table-cell office:value-type="float" office:value="0.883265607683783" calcext:value-type="float">
            <text:p>0.88326560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5404506834134" calcext:value-type="float">
            <text:p>0.9154045068</text:p>
          </table:table-cell>
          <table:table-cell office:value-type="float" office:value="0.907277428888068" calcext:value-type="float">
            <text:p>0.9072774289</text:p>
          </table:table-cell>
          <table:table-cell office:value-type="float" office:value="0.899150350942002" calcext:value-type="float">
            <text:p>0.8991503509</text:p>
          </table:table-cell>
          <table:table-cell office:value-type="float" office:value="0.896195049870705" calcext:value-type="float">
            <text:p>0.8961950499</text:p>
          </table:table-cell>
          <table:table-cell office:value-type="float" office:value="0.895086811968969" calcext:value-type="float">
            <text:p>0.8950868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7439970446989" calcext:value-type="float">
            <text:p>0.9874399704</text:p>
          </table:table-cell>
          <table:table-cell office:value-type="float" office:value="0.928703361654969" calcext:value-type="float">
            <text:p>0.9287033617</text:p>
          </table:table-cell>
          <table:table-cell office:value-type="float" office:value="0.899889176209826" calcext:value-type="float">
            <text:p>0.8998891762</text:p>
          </table:table-cell>
          <table:table-cell office:value-type="float" office:value="0.899519763575914" calcext:value-type="float">
            <text:p>0.8995197636</text:p>
          </table:table-cell>
          <table:table-cell office:value-type="float" office:value="0.899150350942002" calcext:value-type="float">
            <text:p>0.8991503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9:08.498641629</dc:date>
    <meta:editing-duration>PT13S</meta:editing-duration>
    <meta:editing-cycles>1</meta:editing-cycles>
    <meta:document-statistic meta:table-count="1" meta:cell-count="13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22" chart:data-source-has-labels="row" svg:x="0.32cm" svg:y="0.18cm" svg:width="12.08cm" svg:height="8.64cm">
          <chartooo:coordinate-region svg:x="1.275cm" svg:y="0.382cm" svg:width="10.922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22" chart:label-cell-address="results.B1:results.B1" chart:class="chart:scatter">
            <chart:domain table:cell-range-address="results.A2:results.A22"/>
            <chart:data-point chart:repeated="21"/>
          </chart:series>
          <chart:series chart:style-name="ch7" chart:values-cell-range-address="results.C2:results.C22" chart:label-cell-address="results.C1:results.C1" chart:class="chart:scatter">
            <chart:data-point chart:repeated="21"/>
          </chart:series>
          <chart:series chart:style-name="ch8" chart:values-cell-range-address="results.D2:results.D22" chart:label-cell-address="results.D1:results.D1" chart:class="chart:scatter">
            <chart:data-point chart:repeated="21"/>
          </chart:series>
          <chart:series chart:style-name="ch9" chart:values-cell-range-address="results.E2:results.E22" chart:label-cell-address="results.E1:results.E1" chart:class="chart:scatter">
            <chart:data-point chart:repeated="21"/>
          </chart:series>
          <chart:series chart:style-name="ch10" chart:values-cell-range-address="results.F2:results.F22" chart:label-cell-address="results.F1:results.F1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22</svg:desc>
                </draw:g>
              </table:table-cell>
              <table:table-cell office:value-type="float" office:value="0.966752862947913">
                <text:p>0.966752862947913</text:p>
                <draw:g>
                  <svg:desc>results.B2:results.B22</svg:desc>
                </draw:g>
              </table:table-cell>
              <table:table-cell office:value-type="float" office:value="0.941263391207979">
                <text:p>0.941263391207979</text:p>
                <draw:g>
                  <svg:desc>results.C2:results.C22</svg:desc>
                </draw:g>
              </table:table-cell>
              <table:table-cell office:value-type="float" office:value="0.939046915404507">
                <text:p>0.939046915404507</text:p>
                <draw:g>
                  <svg:desc>results.D2:results.D22</svg:desc>
                </draw:g>
              </table:table-cell>
              <table:table-cell office:value-type="float" office:value="0.92537864794976">
                <text:p>0.92537864794976</text:p>
                <draw:g>
                  <svg:desc>results.E2:results.E22</svg:desc>
                </draw:g>
              </table:table-cell>
              <table:table-cell office:value-type="float" office:value="0.906169190986332">
                <text:p>0.906169190986332</text:p>
                <draw:g>
                  <svg:desc>results.F2:results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26856298485408">
                <text:p>0.926856298485408</text:p>
              </table:table-cell>
              <table:table-cell office:value-type="float" office:value="0.891023272995936">
                <text:p>0.891023272995936</text:p>
              </table:table-cell>
              <table:table-cell office:value-type="float" office:value="0.886220908755079">
                <text:p>0.886220908755079</text:p>
              </table:table-cell>
              <table:table-cell office:value-type="float" office:value="0.885851496121167">
                <text:p>0.885851496121167</text:p>
              </table:table-cell>
              <table:table-cell office:value-type="float" office:value="0.885482083487255">
                <text:p>0.885482083487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38308090136683">
                <text:p>0.938308090136683</text:p>
              </table:table-cell>
              <table:table-cell office:value-type="float" office:value="0.897672700406354">
                <text:p>0.897672700406354</text:p>
              </table:table-cell>
              <table:table-cell office:value-type="float" office:value="0.873660879202069">
                <text:p>0.873660879202069</text:p>
              </table:table-cell>
              <table:table-cell office:value-type="float" office:value="0.87218322866642">
                <text:p>0.87218322866642</text:p>
              </table:table-cell>
              <table:table-cell office:value-type="float" office:value="0.871444403398596">
                <text:p>0.871444403398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48282231252309">
                <text:p>0.948282231252309</text:p>
              </table:table-cell>
              <table:table-cell office:value-type="float" office:value="0.930919837458441">
                <text:p>0.930919837458441</text:p>
              </table:table-cell>
              <table:table-cell office:value-type="float" office:value="0.923900997414112">
                <text:p>0.923900997414112</text:p>
              </table:table-cell>
              <table:table-cell office:value-type="float" office:value="0.894717399335057">
                <text:p>0.894717399335057</text:p>
              </table:table-cell>
              <table:table-cell office:value-type="float" office:value="0.890653860362024">
                <text:p>0.890653860362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42371629109716">
                <text:p>0.942371629109716</text:p>
              </table:table-cell>
              <table:table-cell office:value-type="float" office:value="0.929072774288881">
                <text:p>0.929072774288881</text:p>
              </table:table-cell>
              <table:table-cell office:value-type="float" office:value="0.922792759512375">
                <text:p>0.922792759512375</text:p>
              </table:table-cell>
              <table:table-cell office:value-type="float" office:value="0.899889176209826">
                <text:p>0.899889176209826</text:p>
              </table:table-cell>
              <table:table-cell office:value-type="float" office:value="0.89693387513853">
                <text:p>0.89693387513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3609161433321">
                <text:p>0.93609161433321</text:p>
              </table:table-cell>
              <table:table-cell office:value-type="float" office:value="0.899150350942002">
                <text:p>0.899150350942002</text:p>
              </table:table-cell>
              <table:table-cell office:value-type="float" office:value="0.898411525674178">
                <text:p>0.898411525674178</text:p>
              </table:table-cell>
              <table:table-cell office:value-type="float" office:value="0.892131510897673">
                <text:p>0.892131510897673</text:p>
              </table:table-cell>
              <table:table-cell office:value-type="float" office:value="0.887698559290728">
                <text:p>0.887698559290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86220908755079">
                <text:p>0.886220908755079</text:p>
              </table:table-cell>
              <table:table-cell office:value-type="float" office:value="0.879940893978574">
                <text:p>0.879940893978574</text:p>
              </table:table-cell>
              <table:table-cell office:value-type="float" office:value="0.874030291835981">
                <text:p>0.874030291835981</text:p>
              </table:table-cell>
              <table:table-cell office:value-type="float" office:value="0.867750277059475">
                <text:p>0.867750277059475</text:p>
              </table:table-cell>
              <table:table-cell office:value-type="float" office:value="0.866272626523827">
                <text:p>0.866272626523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67861100849649">
                <text:p>0.967861100849649</text:p>
              </table:table-cell>
              <table:table-cell office:value-type="float" office:value="0.953084595493166">
                <text:p>0.953084595493166</text:p>
              </table:table-cell>
              <table:table-cell office:value-type="float" office:value="0.94680458071666">
                <text:p>0.94680458071666</text:p>
              </table:table-cell>
              <table:table-cell office:value-type="float" office:value="0.923162172146287">
                <text:p>0.923162172146287</text:p>
              </table:table-cell>
              <table:table-cell office:value-type="float" office:value="0.897303287772442">
                <text:p>0.897303287772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49390469154045">
                <text:p>0.949390469154045</text:p>
              </table:table-cell>
              <table:table-cell office:value-type="float" office:value="0.898042113040266">
                <text:p>0.898042113040266</text:p>
              </table:table-cell>
              <table:table-cell office:value-type="float" office:value="0.89693387513853">
                <text:p>0.89693387513853</text:p>
              </table:table-cell>
              <table:table-cell office:value-type="float" office:value="0.896564462504618">
                <text:p>0.896564462504618</text:p>
              </table:table-cell>
              <table:table-cell office:value-type="float" office:value="0.884743258219431">
                <text:p>0.88474325821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81159955670484">
                <text:p>0.981159955670484</text:p>
              </table:table-cell>
              <table:table-cell office:value-type="float" office:value="0.970816401920946">
                <text:p>0.970816401920946</text:p>
              </table:table-cell>
              <table:table-cell office:value-type="float" office:value="0.951237532323605">
                <text:p>0.951237532323605</text:p>
              </table:table-cell>
              <table:table-cell office:value-type="float" office:value="0.946065755448836">
                <text:p>0.946065755448836</text:p>
              </table:table-cell>
              <table:table-cell office:value-type="float" office:value="0.941263391207979">
                <text:p>0.941263391207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4311045437754">
                <text:p>0.94311045437754</text:p>
              </table:table-cell>
              <table:table-cell office:value-type="float" office:value="0.942741041743628">
                <text:p>0.942741041743628</text:p>
              </table:table-cell>
              <table:table-cell office:value-type="float" office:value="0.908016254155892">
                <text:p>0.908016254155892</text:p>
              </table:table-cell>
              <table:table-cell office:value-type="float" office:value="0.898411525674178">
                <text:p>0.898411525674178</text:p>
              </table:table-cell>
              <table:table-cell office:value-type="float" office:value="0.891762098263761">
                <text:p>0.891762098263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899150350942">
                <text:p>0.8899150350942</text:p>
              </table:table-cell>
              <table:table-cell office:value-type="float" office:value="0.888437384558552">
                <text:p>0.888437384558552</text:p>
              </table:table-cell>
              <table:table-cell office:value-type="float" office:value="0.881418544514222">
                <text:p>0.881418544514222</text:p>
              </table:table-cell>
              <table:table-cell office:value-type="float" office:value="0.879940893978574">
                <text:p>0.879940893978574</text:p>
              </table:table-cell>
              <table:table-cell office:value-type="float" office:value="0.877355005541189">
                <text:p>0.877355005541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54562246028814">
                <text:p>0.954562246028814</text:p>
              </table:table-cell>
              <table:table-cell office:value-type="float" office:value="0.942371629109716">
                <text:p>0.942371629109716</text:p>
              </table:table-cell>
              <table:table-cell office:value-type="float" office:value="0.936830439601034">
                <text:p>0.936830439601034</text:p>
              </table:table-cell>
              <table:table-cell office:value-type="float" office:value="0.932028075360177">
                <text:p>0.932028075360177</text:p>
              </table:table-cell>
              <table:table-cell office:value-type="float" office:value="0.928333949021056">
                <text:p>0.928333949021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54931658662726">
                <text:p>0.954931658662726</text:p>
              </table:table-cell>
              <table:table-cell office:value-type="float" office:value="0.922423346878463">
                <text:p>0.922423346878463</text:p>
              </table:table-cell>
              <table:table-cell office:value-type="float" office:value="0.920576283708903">
                <text:p>0.920576283708903</text:p>
              </table:table-cell>
              <table:table-cell office:value-type="float" office:value="0.894717399335057">
                <text:p>0.894717399335057</text:p>
              </table:table-cell>
              <table:table-cell office:value-type="float" office:value="0.891023272995936">
                <text:p>0.891023272995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57148134466199">
                <text:p>0.957148134466199</text:p>
              </table:table-cell>
              <table:table-cell office:value-type="float" office:value="0.932028075360177">
                <text:p>0.932028075360177</text:p>
              </table:table-cell>
              <table:table-cell office:value-type="float" office:value="0.932028075360177">
                <text:p>0.932028075360177</text:p>
              </table:table-cell>
              <table:table-cell office:value-type="float" office:value="0.898042113040266">
                <text:p>0.898042113040266</text:p>
              </table:table-cell>
              <table:table-cell office:value-type="float" office:value="0.8899150350942">
                <text:p>0.8899150350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99519763575914">
                <text:p>0.899519763575914</text:p>
              </table:table-cell>
              <table:table-cell office:value-type="float" office:value="0.894347986701145">
                <text:p>0.894347986701145</text:p>
              </table:table-cell>
              <table:table-cell office:value-type="float" office:value="0.894347986701145">
                <text:p>0.894347986701145</text:p>
              </table:table-cell>
              <table:table-cell office:value-type="float" office:value="0.893239748799409">
                <text:p>0.893239748799409</text:p>
              </table:table-cell>
              <table:table-cell office:value-type="float" office:value="0.889176209826376">
                <text:p>0.889176209826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44218692279276">
                <text:p>0.944218692279276</text:p>
              </table:table-cell>
              <table:table-cell office:value-type="float" office:value="0.941263391207979">
                <text:p>0.941263391207979</text:p>
              </table:table-cell>
              <table:table-cell office:value-type="float" office:value="0.925009235315848">
                <text:p>0.925009235315848</text:p>
              </table:table-cell>
              <table:table-cell office:value-type="float" office:value="0.921684521610639">
                <text:p>0.921684521610639</text:p>
              </table:table-cell>
              <table:table-cell office:value-type="float" office:value="0.899889176209826">
                <text:p>0.899889176209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53454008127078">
                <text:p>0.953454008127078</text:p>
              </table:table-cell>
              <table:table-cell office:value-type="float" office:value="0.948651643886221">
                <text:p>0.948651643886221</text:p>
              </table:table-cell>
              <table:table-cell office:value-type="float" office:value="0.945696342814924">
                <text:p>0.945696342814924</text:p>
              </table:table-cell>
              <table:table-cell office:value-type="float" office:value="0.945696342814924">
                <text:p>0.945696342814924</text:p>
              </table:table-cell>
              <table:table-cell office:value-type="float" office:value="0.939046915404507">
                <text:p>0.939046915404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94717399335057">
                <text:p>0.894717399335057</text:p>
              </table:table-cell>
              <table:table-cell office:value-type="float" office:value="0.890284447728112">
                <text:p>0.890284447728112</text:p>
              </table:table-cell>
              <table:table-cell office:value-type="float" office:value="0.884373845585519">
                <text:p>0.884373845585519</text:p>
              </table:table-cell>
              <table:table-cell office:value-type="float" office:value="0.883635020317695">
                <text:p>0.883635020317695</text:p>
              </table:table-cell>
              <table:table-cell office:value-type="float" office:value="0.883265607683783">
                <text:p>0.883265607683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15404506834134">
                <text:p>0.915404506834134</text:p>
              </table:table-cell>
              <table:table-cell office:value-type="float" office:value="0.907277428888068">
                <text:p>0.907277428888068</text:p>
              </table:table-cell>
              <table:table-cell office:value-type="float" office:value="0.899150350942002">
                <text:p>0.899150350942002</text:p>
              </table:table-cell>
              <table:table-cell office:value-type="float" office:value="0.896195049870705">
                <text:p>0.896195049870705</text:p>
              </table:table-cell>
              <table:table-cell office:value-type="float" office:value="0.895086811968969">
                <text:p>0.895086811968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87439970446989">
                <text:p>0.987439970446989</text:p>
              </table:table-cell>
              <table:table-cell office:value-type="float" office:value="0.928703361654969">
                <text:p>0.928703361654969</text:p>
              </table:table-cell>
              <table:table-cell office:value-type="float" office:value="0.899889176209826">
                <text:p>0.899889176209826</text:p>
              </table:table-cell>
              <table:table-cell office:value-type="float" office:value="0.899519763575914">
                <text:p>0.899519763575914</text:p>
              </table:table-cell>
              <table:table-cell office:value-type="float" office:value="0.899150350942002">
                <text:p>0.899150350942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